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64.94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09.36pt"/>
    </style:style>
    <style:style style:name="ro1" style:family="table-row">
      <style:table-row-properties style:row-height="14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2.81pt" fo:break-before="auto" style:use-optimal-row-height="true"/>
    </style:style>
    <style:style style:name="ro33" style:family="table-row">
      <style:table-row-properties style:row-height="15.65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6" table:default-cell-style-name="Default"/>
        <table:table-column table:style-name="co4" table:number-columns-repeated="1013" table:default-cell-style-name="Default"/>
        <table:table-row table:style-name="ro1">
          <table:table-cell/>
          <table:table-cell office:value-type="string" calcext:value-type="string">
            <text:p>WkD</text:p>
          </table:table-cell>
          <table:table-cell office:value-type="string" calcext:value-type="string">
            <text:p>Comment</text:p>
          </table:table-cell>
          <table:table-cell office:value-type="string" calcext:value-type="string">
            <text:p>Cost</text:p>
          </table:table-cell>
          <table:table-cell office:value-type="string" calcext:value-type="string">
            <text:p>他人开销</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table:style-name="ce1" office:value-type="date" office:date-value="2019-01-01" calcext:value-type="date">
            <text:p>1/1/2019</text:p>
          </table:table-cell>
          <table:table-cell table:style-name="ce2" office:value-type="float" office:value="2" calcext:value-type="float">
            <text:p>2</text:p>
          </table:table-cell>
          <table:table-cell table:style-name="ce3"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table:style-name="ce1" office:value-type="date" office:date-value="2019-01-02" calcext:value-type="date">
            <text:p>1/2/2019</text:p>
          </table:table-cell>
          <table:table-cell table:style-name="ce2" office:value-type="float" office:value="3" calcext:value-type="float">
            <text:p>3</text:p>
          </table:table-cell>
          <table:table-cell table:style-name="ce3"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float" office:value="35" calcext:value-type="float">
            <text:p>35</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table:style-name="ce1" office:value-type="date" office:date-value="2019-01-03" calcext:value-type="date">
            <text:p>1/3/2019</text:p>
          </table:table-cell>
          <table:table-cell table:style-name="ce2" office:value-type="float" office:value="4" calcext:value-type="float">
            <text:p>4</text:p>
          </table:table-cell>
          <table:table-cell table:style-name="ce3"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table:style-name="ce1" office:value-type="date" office:date-value="2019-01-04" calcext:value-type="date">
            <text:p>1/4/2019</text:p>
          </table:table-cell>
          <table:table-cell table:style-name="ce2" office:value-type="float" office:value="5" calcext:value-type="float">
            <text:p>5</text:p>
          </table:table-cell>
          <table:table-cell table:style-name="ce3"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table:style-name="ce1" office:value-type="date" office:date-value="2019-01-05" calcext:value-type="date">
            <text:p>1/5/2019</text:p>
          </table:table-cell>
          <table:table-cell table:style-name="ce2" office:value-type="float" office:value="6" calcext:value-type="float">
            <text:p>6</text:p>
          </table:table-cell>
          <table:table-cell table:style-name="ce3"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table:style-name="ce1" office:value-type="date" office:date-value="2019-01-06" calcext:value-type="date">
            <text:p>1/6/2019</text:p>
          </table:table-cell>
          <table:table-cell table:style-name="ce2" office:value-type="float" office:value="7" calcext:value-type="float">
            <text:p>7</text:p>
          </table:table-cell>
          <table:table-cell table:style-name="ce3"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table:style-name="ce1" office:value-type="date" office:date-value="2019-01-07" calcext:value-type="date">
            <text:p>1/7/2019</text:p>
          </table:table-cell>
          <table:table-cell table:style-name="ce2" office:value-type="float" office:value="1" calcext:value-type="float">
            <text:p>1</text:p>
          </table:table-cell>
          <table:table-cell table:style-name="ce3"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table:style-name="ce1" office:value-type="date" office:date-value="2019-01-08" calcext:value-type="date">
            <text:p>1/8/2019</text:p>
          </table:table-cell>
          <table:table-cell table:style-name="ce2" office:value-type="float" office:value="2" calcext:value-type="float">
            <text:p>2</text:p>
          </table:table-cell>
          <table:table-cell table:style-name="ce3"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9">
          <table:table-cell table:style-name="ce1" office:value-type="date" office:date-value="2019-01-09" calcext:value-type="date">
            <text:p>1/9/2019</text:p>
          </table:table-cell>
          <table:table-cell table:style-name="ce2" office:value-type="float" office:value="3" calcext:value-type="float">
            <text:p>3</text:p>
          </table:table-cell>
          <table:table-cell table:style-name="ce3"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10">
          <table:table-cell table:style-name="ce1" office:value-type="date" office:date-value="2019-01-10" calcext:value-type="date">
            <text:p>1/10/2019</text:p>
          </table:table-cell>
          <table:table-cell table:style-name="ce2" office:value-type="float" office:value="4" calcext:value-type="float">
            <text:p>4</text:p>
          </table:table-cell>
          <table:table-cell table:style-name="ce3"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table:style-name="ce1" office:value-type="date" office:date-value="2019-01-11" calcext:value-type="date">
            <text:p>1/11/2019</text:p>
          </table:table-cell>
          <table:table-cell table:style-name="ce2" office:value-type="float" office:value="5" calcext:value-type="float">
            <text:p>5</text:p>
          </table:table-cell>
          <table:table-cell table:style-name="ce3"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20"/>
        </table:table-row>
        <table:table-row table:style-name="ro12">
          <table:table-cell table:style-name="ce1" office:value-type="date" office:date-value="2019-01-12" calcext:value-type="date">
            <text:p>1/12/2019</text:p>
          </table:table-cell>
          <table:table-cell table:style-name="ce2" office:value-type="float" office:value="6" calcext:value-type="float">
            <text:p>6</text:p>
          </table:table-cell>
          <table:table-cell table:style-name="ce3"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4"/>
          <table:table-cell office:value-type="string" calcext:value-type="string">
            <text:p>雾霾</text:p>
          </table:table-cell>
          <table:table-cell table:number-columns-repeated="1016"/>
        </table:table-row>
        <table:table-row table:style-name="ro13">
          <table:table-cell table:style-name="ce1" office:value-type="date" office:date-value="2019-01-13" calcext:value-type="date">
            <text:p>1/13/2019</text:p>
          </table:table-cell>
          <table:table-cell table:style-name="ce2" office:value-type="float" office:value="7" calcext:value-type="float">
            <text:p>7</text:p>
          </table:table-cell>
          <table:table-cell table:style-name="ce3"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4"/>
          <table:table-cell office:value-type="float" office:value="67.5" calcext:value-type="float">
            <text:p>67.5</text:p>
          </table:table-cell>
          <table:table-cell table:number-columns-repeated="1015"/>
        </table:table-row>
        <table:table-row table:style-name="ro14">
          <table:table-cell table:style-name="ce1" office:value-type="date" office:date-value="2019-01-14" calcext:value-type="date">
            <text:p>1/14/2019</text:p>
          </table:table-cell>
          <table:table-cell table:style-name="ce2" office:value-type="float" office:value="1" calcext:value-type="float">
            <text:p>1</text:p>
          </table:table-cell>
          <table:table-cell table:style-name="ce3"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table:style-name="ce1" office:value-type="date" office:date-value="2019-01-15" calcext:value-type="date">
            <text:p>1/15/2019</text:p>
          </table:table-cell>
          <table:table-cell table:style-name="ce2" office:value-type="float" office:value="2" calcext:value-type="float">
            <text:p>2</text:p>
          </table:table-cell>
          <table:table-cell table:style-name="ce3"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table:style-name="ce1" office:value-type="date" office:date-value="2019-01-16" calcext:value-type="date">
            <text:p>1/16/2019</text:p>
          </table:table-cell>
          <table:table-cell table:style-name="ce2" office:value-type="float" office:value="3" calcext:value-type="float">
            <text:p>3</text:p>
          </table:table-cell>
          <table:table-cell table:style-name="ce3"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table:style-name="ce1" office:value-type="date" office:date-value="2019-01-17" calcext:value-type="date">
            <text:p>1/17/2019</text:p>
          </table:table-cell>
          <table:table-cell table:style-name="ce2" office:value-type="float" office:value="4" calcext:value-type="float">
            <text:p>4</text:p>
          </table:table-cell>
          <table:table-cell table:style-name="ce3"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number-columns-repeated="2"/>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table:style-name="ce1" office:value-type="date" office:date-value="2019-01-18" calcext:value-type="date">
            <text:p>1/18/2019</text:p>
          </table:table-cell>
          <table:table-cell table:style-name="ce2" office:value-type="float" office:value="5" calcext:value-type="float">
            <text:p>5</text:p>
          </table:table-cell>
          <table:table-cell table:style-name="ce3"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number-columns-repeated="2"/>
          <table:table-cell office:value-type="string" calcext:value-type="string">
            <text:p>self</text:p>
          </table:table-cell>
          <table:table-cell table:number-columns-repeated="1018"/>
        </table:table-row>
        <table:table-row table:style-name="ro19">
          <table:table-cell table:style-name="ce1" office:value-type="date" office:date-value="2019-01-19" calcext:value-type="date">
            <text:p>1/19/2019</text:p>
          </table:table-cell>
          <table:table-cell table:style-name="ce2" office:value-type="float" office:value="6" calcext:value-type="float">
            <text:p>6</text:p>
          </table:table-cell>
          <table:table-cell table:style-name="ce3"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table:style-name="ce1" office:value-type="date" office:date-value="2019-01-20" calcext:value-type="date">
            <text:p>1/20/2019</text:p>
          </table:table-cell>
          <table:table-cell table:style-name="ce2" office:value-type="float" office:value="7" calcext:value-type="float">
            <text:p>7</text:p>
          </table:table-cell>
          <table:table-cell table:style-name="ce3"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table:style-name="ce1" office:value-type="date" office:date-value="2019-01-21" calcext:value-type="date">
            <text:p>1/21/2019</text:p>
          </table:table-cell>
          <table:table-cell table:style-name="ce2" office:value-type="float" office:value="1" calcext:value-type="float">
            <text:p>1</text:p>
          </table:table-cell>
          <table:table-cell table:style-name="ce3"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float" office:value="0" calcext:value-type="float">
            <text:p>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table:style-name="ce1" office:value-type="date" office:date-value="2019-01-22" calcext:value-type="date">
            <text:p>1/22/2019</text:p>
          </table:table-cell>
          <table:table-cell table:style-name="ce2" office:value-type="float" office:value="2" calcext:value-type="float">
            <text:p>2</text:p>
          </table:table-cell>
          <table:table-cell table:style-name="ce3"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float" office:value="0" calcext:value-type="float">
            <text:p>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table:style-name="ce1" office:value-type="date" office:date-value="2019-01-23" calcext:value-type="date">
            <text:p>1/23/2019</text:p>
          </table:table-cell>
          <table:table-cell table:style-name="ce2" office:value-type="float" office:value="3" calcext:value-type="float">
            <text:p>3</text:p>
          </table:table-cell>
          <table:table-cell table:style-name="ce3"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table:number-columns-repeated="2"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table:style-name="ce1" office:value-type="date" office:date-value="2019-01-24" calcext:value-type="date">
            <text:p>1/24/2019</text:p>
          </table:table-cell>
          <table:table-cell table:style-name="ce2" office:value-type="float" office:value="4" calcext:value-type="float">
            <text:p>4</text:p>
          </table:table-cell>
          <table:table-cell table:style-name="ce3"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table:style-name="ce1" office:value-type="date" office:date-value="2019-01-25" calcext:value-type="date">
            <text:p>1/25/2019</text:p>
          </table:table-cell>
          <table:table-cell table:style-name="ce2" office:value-type="float" office:value="5" calcext:value-type="float">
            <text:p>5</text:p>
          </table:table-cell>
          <table:table-cell table:style-name="ce3"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table:style-name="ce1" office:value-type="date" office:date-value="2019-01-26" calcext:value-type="date">
            <text:p>1/26/2019</text:p>
          </table:table-cell>
          <table:table-cell table:style-name="ce2" office:value-type="float" office:value="6" calcext:value-type="float">
            <text:p>6</text:p>
          </table:table-cell>
          <table:table-cell table:style-name="ce3"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table:style-name="ce1" office:value-type="date" office:date-value="2019-01-27" calcext:value-type="date">
            <text:p>1/27/2019</text:p>
          </table:table-cell>
          <table:table-cell table:style-name="ce2" office:value-type="float" office:value="7" calcext:value-type="float">
            <text:p>7</text:p>
          </table:table-cell>
          <table:table-cell table:style-name="ce3"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table:style-name="ce1" office:value-type="date" office:date-value="2019-01-28" calcext:value-type="date">
            <text:p>1/28/2019</text:p>
          </table:table-cell>
          <table:table-cell table:style-name="ce2" office:value-type="float" office:value="1" calcext:value-type="float">
            <text:p>1</text:p>
          </table:table-cell>
          <table:table-cell table:style-name="ce3"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table:style-name="ce1" office:value-type="date" office:date-value="2019-01-29" calcext:value-type="date">
            <text:p>1/29/2019</text:p>
          </table:table-cell>
          <table:table-cell table:style-name="ce2" office:value-type="float" office:value="2" calcext:value-type="float">
            <text:p>2</text:p>
          </table:table-cell>
          <table:table-cell table:style-name="ce3"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table:style-name="ce1" office:value-type="date" office:date-value="2019-01-30" calcext:value-type="date">
            <text:p>1/30/2019</text:p>
          </table:table-cell>
          <table:table-cell table:style-name="ce2" office:value-type="float" office:value="3" calcext:value-type="float">
            <text:p>3</text:p>
          </table:table-cell>
          <table:table-cell table:style-name="ce3"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table:style-name="ce1" office:value-type="date" office:date-value="2019-01-31" calcext:value-type="date">
            <text:p>1/31/2019</text:p>
          </table:table-cell>
          <table:table-cell table:style-name="ce2" office:value-type="float" office:value="4" calcext:value-type="float">
            <text:p>4</text:p>
          </table:table-cell>
          <table:table-cell table:style-name="ce3"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table:number-columns-repeated="2" office:value-type="float" office:value="0" calcext:value-type="float">
            <text:p>0</text:p>
          </table:table-cell>
          <table:table-cell office:value-type="string" calcext:value-type="string">
            <text:p>self</text:p>
          </table:table-cell>
          <table:table-cell table:number-columns-repeated="2"/>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table:style-name="ce1" office:value-type="date" office:date-value="2019-02-01" calcext:value-type="date">
            <text:p>2/1/2019</text:p>
          </table:table-cell>
          <table:table-cell table:style-name="ce2" office:value-type="float" office:value="5" calcext:value-type="float">
            <text:p>5</text:p>
          </table:table-cell>
          <table:table-cell table:style-name="ce3"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table:number-columns-repeated="6"/>
          <table:table-cell table:style-name="ce3"/>
          <table:table-cell table:number-columns-repeated="1013"/>
        </table:table-row>
        <table:table-row table:style-name="ro32">
          <table:table-cell table:style-name="ce1" office:value-type="date" office:date-value="2019-02-02" calcext:value-type="date">
            <text:p>2/2/2019</text:p>
          </table:table-cell>
          <table:table-cell table:style-name="ce2" office:value-type="float" office:value="6" calcext:value-type="float">
            <text:p>6</text:p>
          </table:table-cell>
          <table:table-cell table:style-name="ce3"/>
          <table:table-cell office:value-type="float" office:value="0" calcext:value-type="float">
            <text:p>0</text:p>
          </table:table-cell>
          <table:table-cell table:number-columns-repeated="3"/>
          <table:table-cell office:value-type="string" calcext:value-type="string">
            <text:p>no smog</text:p>
          </table:table-cell>
          <table:table-cell table:number-columns-repeated="2"/>
          <table:table-cell table:style-name="ce3"/>
          <table:table-cell table:number-columns-repeated="1013"/>
        </table:table-row>
        <table:table-row table:style-name="ro32">
          <table:table-cell table:style-name="ce1" office:value-type="date" office:date-value="2019-02-03" calcext:value-type="date">
            <text:p>2/3/2019</text:p>
          </table:table-cell>
          <table:table-cell table:style-name="ce2" office:value-type="float" office:value="7" calcext:value-type="float">
            <text:p>7</text:p>
          </table:table-cell>
          <table:table-cell table:style-name="ce3" office:value-type="string" calcext:value-type="string">
            <text:p>Reinstalled the system, now using Ubuntu for everything.</text:p>
          </table:table-cell>
          <table:table-cell table:number-columns-repeated="7"/>
          <table:table-cell table:style-name="ce3"/>
          <table:table-cell table:number-columns-repeated="1013"/>
        </table:table-row>
        <table:table-row table:style-name="ro33">
          <table:table-cell table:style-name="ce1" office:value-type="date" office:date-value="2019-02-04" calcext:value-type="date">
            <text:p>2/4/2019</text:p>
          </table:table-cell>
          <table:table-cell table:style-name="ce2" office:value-type="float" office:value="1" calcext:value-type="float">
            <text:p>1</text:p>
          </table:table-cell>
          <table:table-cell table:style-name="ce3" office:value-type="string" calcext:value-type="string">
            <text:p>吃蛋白可以提高base metabolism rate. 不冷。</text:p>
          </table:table-cell>
          <table:table-cell table:number-columns-repeated="7"/>
          <table:table-cell table:style-name="ce3"/>
          <table:table-cell table:number-columns-repeated="1013"/>
        </table:table-row>
        <table:table-row table:style-name="ro1">
          <table:table-cell table:style-name="ce1" office:value-type="date" office:date-value="2019-02-05" calcext:value-type="date">
            <text:p>2/5/2019</text:p>
          </table:table-cell>
          <table:table-cell table:style-name="ce2" office:value-type="float" office:value="2" calcext:value-type="float">
            <text:p>2</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6" calcext:value-type="date">
            <text:p>2/6/2019</text:p>
          </table:table-cell>
          <table:table-cell table:style-name="ce2" office:value-type="float" office:value="3" calcext:value-type="float">
            <text:p>3</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7" calcext:value-type="date">
            <text:p>2/7/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8" calcext:value-type="date">
            <text:p>2/8/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9" calcext:value-type="date">
            <text:p>2/9/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0" calcext:value-type="date">
            <text:p>2/10/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1" calcext:value-type="date">
            <text:p>2/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2" calcext:value-type="date">
            <text:p>2/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13" calcext:value-type="date">
            <text:p>2/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14" calcext:value-type="date">
            <text:p>2/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15" calcext:value-type="date">
            <text:p>2/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16" calcext:value-type="date">
            <text:p>2/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17" calcext:value-type="date">
            <text:p>2/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18" calcext:value-type="date">
            <text:p>2/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9" calcext:value-type="date">
            <text:p>2/19/2019</text:p>
          </table:table-cell>
          <table:table-cell table:style-name="ce2" office:value-type="float" office:value="2" calcext:value-type="float">
            <text:p>2</text:p>
          </table:table-cell>
          <table:table-cell table:style-name="ce3"/>
          <table:table-cell table:number-columns-repeated="1021"/>
        </table:table-row>
        <table:table-row table:style-name="ro32">
          <table:table-cell table:style-name="ce1" office:value-type="date" office:date-value="2019-02-20" calcext:value-type="date">
            <text:p>2/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1" calcext:value-type="date">
            <text:p>2/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22" calcext:value-type="date">
            <text:p>2/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23" calcext:value-type="date">
            <text:p>2/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24" calcext:value-type="date">
            <text:p>2/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25" calcext:value-type="date">
            <text:p>2/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26" calcext:value-type="date">
            <text:p>2/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27" calcext:value-type="date">
            <text:p>2/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8" calcext:value-type="date">
            <text:p>2/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1" calcext:value-type="date">
            <text:p>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2" calcext:value-type="date">
            <text:p>3/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03" calcext:value-type="date">
            <text:p>3/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04" calcext:value-type="date">
            <text:p>3/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05" calcext:value-type="date">
            <text:p>3/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06" calcext:value-type="date">
            <text:p>3/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07" calcext:value-type="date">
            <text:p>3/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8" calcext:value-type="date">
            <text:p>3/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9" calcext:value-type="date">
            <text:p>3/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0" calcext:value-type="date">
            <text:p>3/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1" calcext:value-type="date">
            <text:p>3/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2" calcext:value-type="date">
            <text:p>3/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13" calcext:value-type="date">
            <text:p>3/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14" calcext:value-type="date">
            <text:p>3/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15" calcext:value-type="date">
            <text:p>3/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16" calcext:value-type="date">
            <text:p>3/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7" calcext:value-type="date">
            <text:p>3/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8" calcext:value-type="date">
            <text:p>3/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9" calcext:value-type="date">
            <text:p>3/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0" calcext:value-type="date">
            <text:p>3/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1" calcext:value-type="date">
            <text:p>3/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2" calcext:value-type="date">
            <text:p>3/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23" calcext:value-type="date">
            <text:p>3/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24" calcext:value-type="date">
            <text:p>3/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25" calcext:value-type="date">
            <text:p>3/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26" calcext:value-type="date">
            <text:p>3/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7" calcext:value-type="date">
            <text:p>3/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8" calcext:value-type="date">
            <text:p>3/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9" calcext:value-type="date">
            <text:p>3/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30" calcext:value-type="date">
            <text:p>3/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31" calcext:value-type="date">
            <text:p>3/3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1" calcext:value-type="date">
            <text:p>4/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2" calcext:value-type="date">
            <text:p>4/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03" calcext:value-type="date">
            <text:p>4/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04" calcext:value-type="date">
            <text:p>4/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05" calcext:value-type="date">
            <text:p>4/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06" calcext:value-type="date">
            <text:p>4/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07" calcext:value-type="date">
            <text:p>4/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8" calcext:value-type="date">
            <text:p>4/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9" calcext:value-type="date">
            <text:p>4/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0" calcext:value-type="date">
            <text:p>4/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1" calcext:value-type="date">
            <text:p>4/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2" calcext:value-type="date">
            <text:p>4/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13" calcext:value-type="date">
            <text:p>4/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14" calcext:value-type="date">
            <text:p>4/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15" calcext:value-type="date">
            <text:p>4/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16" calcext:value-type="date">
            <text:p>4/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7" calcext:value-type="date">
            <text:p>4/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8" calcext:value-type="date">
            <text:p>4/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9" calcext:value-type="date">
            <text:p>4/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0" calcext:value-type="date">
            <text:p>4/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1" calcext:value-type="date">
            <text:p>4/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2" calcext:value-type="date">
            <text:p>4/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23" calcext:value-type="date">
            <text:p>4/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24" calcext:value-type="date">
            <text:p>4/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25" calcext:value-type="date">
            <text:p>4/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26" calcext:value-type="date">
            <text:p>4/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7" calcext:value-type="date">
            <text:p>4/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8" calcext:value-type="date">
            <text:p>4/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9" calcext:value-type="date">
            <text:p>4/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30" calcext:value-type="date">
            <text:p>4/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1" calcext:value-type="date">
            <text:p>5/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2" calcext:value-type="date">
            <text:p>5/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03" calcext:value-type="date">
            <text:p>5/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04" calcext:value-type="date">
            <text:p>5/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05" calcext:value-type="date">
            <text:p>5/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06" calcext:value-type="date">
            <text:p>5/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07" calcext:value-type="date">
            <text:p>5/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8" calcext:value-type="date">
            <text:p>5/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9" calcext:value-type="date">
            <text:p>5/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0" calcext:value-type="date">
            <text:p>5/1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1" calcext:value-type="date">
            <text:p>5/1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2" calcext:value-type="date">
            <text:p>5/12/2019</text:p>
          </table:table-cell>
          <table:table-cell table:style-name="ce2" office:value-type="float" office:value="7" calcext:value-type="float">
            <text:p>7</text:p>
          </table:table-cell>
          <table:table-cell table:style-name="ce3" office:value-type="string" calcext:value-type="string">
            <text:p>上次去hk11.16,到期.</text:p>
          </table:table-cell>
          <table:table-cell table:number-columns-repeated="1021"/>
        </table:table-row>
        <table:table-row table:style-name="ro1">
          <table:table-cell table:style-name="ce1" office:value-type="date" office:date-value="2019-05-13" calcext:value-type="date">
            <text:p>5/1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14" calcext:value-type="date">
            <text:p>5/1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15" calcext:value-type="date">
            <text:p>5/1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16" calcext:value-type="date">
            <text:p>5/1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7" calcext:value-type="date">
            <text:p>5/1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8" calcext:value-type="date">
            <text:p>5/1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9" calcext:value-type="date">
            <text:p>5/1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0" calcext:value-type="date">
            <text:p>5/2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1" calcext:value-type="date">
            <text:p>5/2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2" calcext:value-type="date">
            <text:p>5/2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23" calcext:value-type="date">
            <text:p>5/2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24" calcext:value-type="date">
            <text:p>5/2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25" calcext:value-type="date">
            <text:p>5/2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26" calcext:value-type="date">
            <text:p>5/2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7" calcext:value-type="date">
            <text:p>5/2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8" calcext:value-type="date">
            <text:p>5/2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9" calcext:value-type="date">
            <text:p>5/2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30" calcext:value-type="date">
            <text:p>5/3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31" calcext:value-type="date">
            <text:p>5/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1" calcext:value-type="date">
            <text:p>6/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2" calcext:value-type="date">
            <text:p>6/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03" calcext:value-type="date">
            <text:p>6/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04" calcext:value-type="date">
            <text:p>6/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05" calcext:value-type="date">
            <text:p>6/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06" calcext:value-type="date">
            <text:p>6/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07" calcext:value-type="date">
            <text:p>6/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8" calcext:value-type="date">
            <text:p>6/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9" calcext:value-type="date">
            <text:p>6/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0" calcext:value-type="date">
            <text:p>6/1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1" calcext:value-type="date">
            <text:p>6/1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2" calcext:value-type="date">
            <text:p>6/1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13" calcext:value-type="date">
            <text:p>6/1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14" calcext:value-type="date">
            <text:p>6/1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15" calcext:value-type="date">
            <text:p>6/1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16" calcext:value-type="date">
            <text:p>6/1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7" calcext:value-type="date">
            <text:p>6/1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8" calcext:value-type="date">
            <text:p>6/1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9" calcext:value-type="date">
            <text:p>6/1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0" calcext:value-type="date">
            <text:p>6/2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1" calcext:value-type="date">
            <text:p>6/2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2" calcext:value-type="date">
            <text:p>6/2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23" calcext:value-type="date">
            <text:p>6/2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24" calcext:value-type="date">
            <text:p>6/2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25" calcext:value-type="date">
            <text:p>6/2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26" calcext:value-type="date">
            <text:p>6/2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7" calcext:value-type="date">
            <text:p>6/2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8" calcext:value-type="date">
            <text:p>6/2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9" calcext:value-type="date">
            <text:p>6/2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30" calcext:value-type="date">
            <text:p>6/3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1" calcext:value-type="date">
            <text:p>7/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2" calcext:value-type="date">
            <text:p>7/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03" calcext:value-type="date">
            <text:p>7/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04" calcext:value-type="date">
            <text:p>7/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05" calcext:value-type="date">
            <text:p>7/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06" calcext:value-type="date">
            <text:p>7/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07" calcext:value-type="date">
            <text:p>7/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8" calcext:value-type="date">
            <text:p>7/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9" calcext:value-type="date">
            <text:p>7/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0" calcext:value-type="date">
            <text:p>7/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1" calcext:value-type="date">
            <text:p>7/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2" calcext:value-type="date">
            <text:p>7/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13" calcext:value-type="date">
            <text:p>7/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14" calcext:value-type="date">
            <text:p>7/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15" calcext:value-type="date">
            <text:p>7/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16" calcext:value-type="date">
            <text:p>7/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7" calcext:value-type="date">
            <text:p>7/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8" calcext:value-type="date">
            <text:p>7/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9" calcext:value-type="date">
            <text:p>7/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0" calcext:value-type="date">
            <text:p>7/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1" calcext:value-type="date">
            <text:p>7/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2" calcext:value-type="date">
            <text:p>7/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23" calcext:value-type="date">
            <text:p>7/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24" calcext:value-type="date">
            <text:p>7/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25" calcext:value-type="date">
            <text:p>7/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26" calcext:value-type="date">
            <text:p>7/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7" calcext:value-type="date">
            <text:p>7/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8" calcext:value-type="date">
            <text:p>7/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9" calcext:value-type="date">
            <text:p>7/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30" calcext:value-type="date">
            <text:p>7/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31" calcext:value-type="date">
            <text:p>7/3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1" calcext:value-type="date">
            <text:p>8/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2" calcext:value-type="date">
            <text:p>8/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03" calcext:value-type="date">
            <text:p>8/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04" calcext:value-type="date">
            <text:p>8/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05" calcext:value-type="date">
            <text:p>8/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06" calcext:value-type="date">
            <text:p>8/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07" calcext:value-type="date">
            <text:p>8/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8" calcext:value-type="date">
            <text:p>8/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9" calcext:value-type="date">
            <text:p>8/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0" calcext:value-type="date">
            <text:p>8/1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1" calcext:value-type="date">
            <text:p>8/1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2" calcext:value-type="date">
            <text:p>8/1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13" calcext:value-type="date">
            <text:p>8/1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14" calcext:value-type="date">
            <text:p>8/1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15" calcext:value-type="date">
            <text:p>8/1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16" calcext:value-type="date">
            <text:p>8/1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7" calcext:value-type="date">
            <text:p>8/1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8" calcext:value-type="date">
            <text:p>8/1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9" calcext:value-type="date">
            <text:p>8/1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0" calcext:value-type="date">
            <text:p>8/2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1" calcext:value-type="date">
            <text:p>8/2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2" calcext:value-type="date">
            <text:p>8/2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23" calcext:value-type="date">
            <text:p>8/2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24" calcext:value-type="date">
            <text:p>8/2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25" calcext:value-type="date">
            <text:p>8/2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26" calcext:value-type="date">
            <text:p>8/2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7" calcext:value-type="date">
            <text:p>8/2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8" calcext:value-type="date">
            <text:p>8/2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9" calcext:value-type="date">
            <text:p>8/2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30" calcext:value-type="date">
            <text:p>8/3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31" calcext:value-type="date">
            <text:p>8/3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1" calcext:value-type="date">
            <text:p>9/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2" calcext:value-type="date">
            <text:p>9/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03" calcext:value-type="date">
            <text:p>9/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04" calcext:value-type="date">
            <text:p>9/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05" calcext:value-type="date">
            <text:p>9/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06" calcext:value-type="date">
            <text:p>9/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07" calcext:value-type="date">
            <text:p>9/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8" calcext:value-type="date">
            <text:p>9/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9" calcext:value-type="date">
            <text:p>9/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0" calcext:value-type="date">
            <text:p>9/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1" calcext:value-type="date">
            <text:p>9/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2" calcext:value-type="date">
            <text:p>9/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13" calcext:value-type="date">
            <text:p>9/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14" calcext:value-type="date">
            <text:p>9/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15" calcext:value-type="date">
            <text:p>9/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16" calcext:value-type="date">
            <text:p>9/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7" calcext:value-type="date">
            <text:p>9/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8" calcext:value-type="date">
            <text:p>9/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9" calcext:value-type="date">
            <text:p>9/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0" calcext:value-type="date">
            <text:p>9/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1" calcext:value-type="date">
            <text:p>9/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2" calcext:value-type="date">
            <text:p>9/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23" calcext:value-type="date">
            <text:p>9/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24" calcext:value-type="date">
            <text:p>9/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25" calcext:value-type="date">
            <text:p>9/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26" calcext:value-type="date">
            <text:p>9/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7" calcext:value-type="date">
            <text:p>9/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8" calcext:value-type="date">
            <text:p>9/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9" calcext:value-type="date">
            <text:p>9/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30" calcext:value-type="date">
            <text:p>9/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1" calcext:value-type="date">
            <text:p>10/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2" calcext:value-type="date">
            <text:p>10/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03" calcext:value-type="date">
            <text:p>10/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04" calcext:value-type="date">
            <text:p>10/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05" calcext:value-type="date">
            <text:p>10/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06" calcext:value-type="date">
            <text:p>10/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07" calcext:value-type="date">
            <text:p>10/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8" calcext:value-type="date">
            <text:p>10/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9" calcext:value-type="date">
            <text:p>10/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0" calcext:value-type="date">
            <text:p>10/1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1" calcext:value-type="date">
            <text:p>10/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2" calcext:value-type="date">
            <text:p>10/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13" calcext:value-type="date">
            <text:p>10/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14" calcext:value-type="date">
            <text:p>10/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15" calcext:value-type="date">
            <text:p>10/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16" calcext:value-type="date">
            <text:p>10/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7" calcext:value-type="date">
            <text:p>10/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8" calcext:value-type="date">
            <text:p>10/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9" calcext:value-type="date">
            <text:p>10/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0" calcext:value-type="date">
            <text:p>10/2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1" calcext:value-type="date">
            <text:p>10/2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2" calcext:value-type="date">
            <text:p>10/2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23" calcext:value-type="date">
            <text:p>10/2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24" calcext:value-type="date">
            <text:p>10/2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25" calcext:value-type="date">
            <text:p>10/2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26" calcext:value-type="date">
            <text:p>10/2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7" calcext:value-type="date">
            <text:p>10/2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8" calcext:value-type="date">
            <text:p>10/2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9" calcext:value-type="date">
            <text:p>10/2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30" calcext:value-type="date">
            <text:p>10/3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31" calcext:value-type="date">
            <text:p>10/3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1" calcext:value-type="date">
            <text:p>1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2" calcext:value-type="date">
            <text:p>1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03" calcext:value-type="date">
            <text:p>1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04" calcext:value-type="date">
            <text:p>1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05" calcext:value-type="date">
            <text:p>1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06" calcext:value-type="date">
            <text:p>1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07" calcext:value-type="date">
            <text:p>1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8" calcext:value-type="date">
            <text:p>1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9" calcext:value-type="date">
            <text:p>1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0" calcext:value-type="date">
            <text:p>11/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1" calcext:value-type="date">
            <text:p>11/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2" calcext:value-type="date">
            <text:p>11/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13" calcext:value-type="date">
            <text:p>11/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14" calcext:value-type="date">
            <text:p>11/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15" calcext:value-type="date">
            <text:p>11/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16" calcext:value-type="date">
            <text:p>11/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7" calcext:value-type="date">
            <text:p>11/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8" calcext:value-type="date">
            <text:p>11/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9" calcext:value-type="date">
            <text:p>11/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0" calcext:value-type="date">
            <text:p>11/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1" calcext:value-type="date">
            <text:p>11/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2" calcext:value-type="date">
            <text:p>11/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23" calcext:value-type="date">
            <text:p>11/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24" calcext:value-type="date">
            <text:p>11/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25" calcext:value-type="date">
            <text:p>11/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26" calcext:value-type="date">
            <text:p>11/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7" calcext:value-type="date">
            <text:p>11/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8" calcext:value-type="date">
            <text:p>11/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9" calcext:value-type="date">
            <text:p>11/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30" calcext:value-type="date">
            <text:p>11/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1" calcext:value-type="date">
            <text:p>1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2" calcext:value-type="date">
            <text:p>1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03" calcext:value-type="date">
            <text:p>1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04" calcext:value-type="date">
            <text:p>1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05" calcext:value-type="date">
            <text:p>1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06" calcext:value-type="date">
            <text:p>1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07" calcext:value-type="date">
            <text:p>1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8" calcext:value-type="date">
            <text:p>1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9" calcext:value-type="date">
            <text:p>1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0" calcext:value-type="date">
            <text:p>12/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1" calcext:value-type="date">
            <text:p>12/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2" calcext:value-type="date">
            <text:p>12/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13" calcext:value-type="date">
            <text:p>12/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14" calcext:value-type="date">
            <text:p>12/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15" calcext:value-type="date">
            <text:p>12/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16" calcext:value-type="date">
            <text:p>12/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7" calcext:value-type="date">
            <text:p>12/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8" calcext:value-type="date">
            <text:p>12/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9" calcext:value-type="date">
            <text:p>12/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0" calcext:value-type="date">
            <text:p>12/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1" calcext:value-type="date">
            <text:p>12/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2" calcext:value-type="date">
            <text:p>12/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23" calcext:value-type="date">
            <text:p>12/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24" calcext:value-type="date">
            <text:p>12/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25" calcext:value-type="date">
            <text:p>12/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26" calcext:value-type="date">
            <text:p>12/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7" calcext:value-type="date">
            <text:p>12/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8" calcext:value-type="date">
            <text:p>12/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9" calcext:value-type="date">
            <text:p>12/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30" calcext:value-type="date">
            <text:p>12/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31" calcext:value-type="date">
            <text:p>12/31/2019</text:p>
          </table:table-cell>
          <table:table-cell table:style-name="ce2" office:value-type="float" office:value="2" calcext:value-type="float">
            <text:p>2</text:p>
          </table:table-cell>
          <table:table-cell table:style-name="ce3"/>
          <table:table-cell table:number-columns-repeated="1021"/>
        </table:table-row>
        <table:table-row table:style-name="ro1" table:number-rows-repeated="232">
          <table:table-cell table:style-name="ce1"/>
          <table:table-cell table:number-columns-repeated="1023"/>
        </table:table-row>
        <table:table-row table:style-name="ro1" table:number-rows-repeated="1047977">
          <table:table-cell table:number-columns-repeated="1024"/>
        </table:table-row>
        <table:table-row table:style-name="ro1">
          <table:table-cell table:number-columns-repeated="1024"/>
        </table:table-row>
        <table:named-expressions>
          <table:named-range table:name="_xlnm._FilterDatabase" table:base-cell-address="$'2019'.$A$1" table:cell-range-address="$'2019'.$A$1:.$J$366"/>
        </table:named-expressions>
      </table:table>
      <table:named-expressions/>
      <table:database-ranges>
        <table:database-range table:name="__Anonymous_Sheet_DB__0" table:target-range-address="'2019'.A1:'2019'.J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4">00/00/0000</text:date>, <text:time style:data-style-name="N2" text:time-value="08:07:40.5873863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04T08:08:00.203445923</dc:date>
    <meta:editing-duration>PT6M18S</meta:editing-duration>
    <meta:editing-cycles>5</meta:editing-cycles>
    <meta:generator>LibreOffice/6.0.7.3$Linux_X86_64 LibreOffice_project/00m0$Build-3</meta:generator>
    <meta:document-statistic meta:table-count="1" meta:cell-count="925" meta:object-count="0"/>
  </office:meta>
</office:document-meta>
</file>